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loext:graphic-properties draw:fill="solid" draw:fill-color="#e0e0e0" draw:opacity="100%"/>
      <style:paragraph-properties fo:margin-top="0.071cm" fo:margin-bottom="0cm" loext:contextual-spacing="false" fo:text-align="justify" style:justify-single-word="false" fo:background-color="#e0e0e0"/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Comic Sans MS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loext:graphic-properties draw:fill="solid" draw:fill-color="#e0e0e0" draw:opacity="100%"/>
      <style:paragraph-properties fo:margin-top="0.071cm" fo:margin-bottom="0cm" loext:contextual-spacing="false" fo:text-align="justify" style:justify-single-word="false" style:page-number="auto" fo:background-color="#e0e0e0"/>
      <style:text-properties style:font-name="Arial"/>
    </style:style>
    <style:style style:name="P9" style:family="paragraph" style:parent-style-name="Standard" style:list-style-name="WW8Num1">
      <loext:graphic-properties draw:fill="solid" draw:fill-color="#e0e0e0" draw:opacity="100%"/>
      <style:paragraph-properties fo:margin-top="0.071cm" fo:margin-bottom="0cm" loext:contextual-spacing="false" fo:text-align="justify" style:justify-single-word="false" fo:background-color="#e0e0e0"/>
      <style:text-properties style:font-name="Arial"/>
    </style:style>
    <style:style style:name="P10" style:family="paragraph" style:parent-style-name="Standard" style:list-style-name="WW8Num1">
      <loext:graphic-properties draw:fill="solid" draw:fill-color="#e0e0e0" draw:opacity="100%"/>
      <style:paragraph-properties fo:margin-top="0.071cm" fo:margin-bottom="0cm" loext:contextual-spacing="false" fo:text-align="justify" style:justify-single-word="false" fo:background-color="#e0e0e0"/>
      <style:text-properties style:font-name="Arial" officeooo:paragraph-rsid="00134ac4"/>
    </style:style>
    <style:style style:name="P11" style:family="paragraph" style:parent-style-name="Standard">
      <loext:graphic-properties draw:fill="solid" draw:fill-color="#e0e0e0" draw:opacity="100%"/>
      <style:paragraph-properties fo:margin-top="0.071cm" fo:margin-bottom="0cm" loext:contextual-spacing="false" fo:text-align="justify" style:justify-single-word="false" fo:background-color="#e0e0e0"/>
      <style:text-properties style:font-name="Arial"/>
    </style:style>
    <style:style style:name="P12" style:family="paragraph" style:parent-style-name="Standard" style:list-style-name="WW8Num1">
      <loext:graphic-properties draw:fill="solid" draw:fill-color="#e0e0e0" draw:opacity="100%"/>
      <style:paragraph-properties fo:margin-top="0.071cm" fo:margin-bottom="0cm" loext:contextual-spacing="false" fo:text-align="justify" style:justify-single-word="false" fo:background-color="#e0e0e0"/>
      <style:text-properties style:use-window-font-color="true" style:font-name="Arial" fo:font-size="10.5pt" fo:language="es" fo:country="ES" fo:font-style="normal" style:text-underline-style="none" fo:font-weight="normal" officeooo:paragraph-rsid="00134ac4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fo:font-size="11pt" style:font-size-asian="11pt" style:font-name-complex="Comic Sans MS"/>
    </style:style>
    <style:style style:name="T2" style:family="text">
      <style:text-properties fo:font-size="11pt" officeooo:rsid="00134ac4" style:font-size-asian="11pt" style:font-name-complex="Comic Sans MS"/>
    </style:style>
    <style:style style:name="T3" style:family="text">
      <style:text-properties fo:font-size="11pt" style:font-name-asian="Comic Sans MS" style:font-size-asian="11pt" style:font-name-complex="Comic Sans MS"/>
    </style:style>
    <style:style style:name="T4" style:family="text">
      <style:text-properties fo:font-size="11pt" fo:font-style="italic" style:font-size-asian="11pt" style:font-style-asian="italic" style:font-name-complex="Comic Sans MS" style:font-style-complex="italic"/>
    </style:style>
    <style:style style:name="T5" style:family="text">
      <style:text-properties style:font-name="Arial" fo:font-size="11pt" style:font-name-asian="Comic Sans MS" style:font-size-asian="11pt" style:font-name-complex="Comic Sans MS"/>
    </style:style>
    <style:style style:name="T6" style:family="text">
      <style:text-properties style:use-window-font-color="true" fo:font-size="11pt" fo:language="es" fo:country="ES" fo:font-style="italic" style:text-underline-style="none" fo:font-weight="normal" style:font-name-asian="Times New Roman" style:font-size-asian="11pt" style:language-asian="zxx" style:country-asian="none" style:font-style-asian="italic" style:font-weight-asian="normal" style:font-name-complex="Comic Sans MS" style:font-size-complex="10.5pt" style:language-complex="ar" style:country-complex="SA" style:font-style-complex="italic" style:font-weight-complex="normal"/>
    </style:style>
    <style:style style:name="T7" style:family="text">
      <style:text-properties style:use-window-font-color="true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Comic Sans MS" style:font-size-complex="10.5pt" style:language-complex="ar" style:country-complex="SA" style:font-style-complex="normal" style:font-weight-complex="normal"/>
    </style:style>
    <style:style style:name="T8" style:family="text">
      <style:text-properties style:use-window-font-color="true" fo:font-size="11pt" fo:language="es" fo:country="ES" fo:font-style="normal" style:text-underline-style="none" fo:font-weight="normal" style:font-name-asian="Comic Sans MS" style:font-size-asian="11pt" style:language-asian="zxx" style:country-asian="none" style:font-style-asian="normal" style:font-weight-asian="normal" style:font-name-complex="Comic Sans MS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scribir</text:span><text:span text:style-name="T3"> </text:span><text:span text:style-name="T1">un</text:span><text:span text:style-name="T3"> </text:span><text:span text:style-name="T1">paquete</text:span><text:span text:style-name="T3"> </text:span><text:span text:style-name="T4">completo</text:span><text:span text:style-name="T3"> </text:span><text:span text:style-name="T1">para</text:span><text:span text:style-name="T3"> </text:span><text:span text:style-name="T1">gestionar</text:span><text:span text:style-name="T3"> </text:span><text:span text:style-name="T1">los</text:span><text:span text:style-name="T3"> </text:span><text:span text:style-name="T1">centros.</text:span><text:span text:style-name="T3"> </text:span><text:span text:style-name="T1">El</text:span><text:span text:style-name="T3"> </text:span><text:span text:style-name="T1">paquete</text:span><text:span text:style-name="T3"> </text:span><text:span text:style-name="T1">se</text:span><text:span text:style-name="T3"> </text:span><text:span text:style-name="T1">llamará</text:span><text:span text:style-name="T3"> </text:span><text:span text:style-name="T4">gest_centro</text:span><text:span text:style-name="T3"> </text:span><text:span text:style-name="T1">y</text:span><text:span text:style-name="T3"> </text:span><text:span text:style-name="T1">deberá</text:span><text:span text:style-name="T3"> </text:span><text:span text:style-name="T1">incluir,</text:span><text:span text:style-name="T3"> </text:span><text:span text:style-name="T1">al</text:span><text:span text:style-name="T3"> </text:span><text:span text:style-name="T1">menos,</text:span><text:span text:style-name="T3"> </text:span><text:span text:style-name="T1">los</text:span><text:span text:style-name="T3"> </text:span><text:span text:style-name="T1">siguientes</text:span><text:span text:style-name="T3"> </text:span><text:span text:style-name="T1">subprogramas:</text:span></text:p>
      <text:list xml:id="list5776058120592020557" text:style-name="WW8Num1">
        <text:list-item>
          <text:p text:style-name="P9"><text:span text:style-name="T4">insertar_centro</text:span><text:span text:style-name="T1">:</text:span><text:span text:style-name="T3"> </text:span><text:span text:style-name="T1">permite</text:span><text:span text:style-name="T3"> </text:span><text:span text:style-name="T1">insertar</text:span><text:span text:style-name="T3"> </text:span><text:span text:style-name="T1">un</text:span><text:span text:style-name="T3"> </text:span><text:span text:style-name="T1">centro</text:span><text:span text:style-name="T3"> </text:span><text:span text:style-name="T1">nuevo.</text:span><text:span text:style-name="T3"> </text:span><text:span text:style-name="T1">El</text:span><text:span text:style-name="T3"> </text:span><text:span text:style-name="T1">procedimiento</text:span><text:span text:style-name="T3"> </text:span><text:span text:style-name="T1">recibe</text:span><text:span text:style-name="T3"> </text:span><text:span text:style-name="T1">el</text:span><text:span text:style-name="T3"> </text:span><text:span text:style-name="T1">nombre</text:span><text:span text:style-name="T3"> </text:span><text:span text:style-name="T1">y</text:span><text:span text:style-name="T3"> </text:span><text:span text:style-name="T1">la</text:span><text:span text:style-name="T3"> </text:span><text:span text:style-name="T1">provincia</text:span><text:span text:style-name="T3"> </text:span><text:span text:style-name="T1">del</text:span><text:span text:style-name="T3"> </text:span><text:span text:style-name="T1">nuevo</text:span><text:span text:style-name="T3"> </text:span><text:span text:style-name="T1">centro.</text:span><text:span text:style-name="T3"> </text:span><text:span text:style-name="T1">Creará</text:span><text:span text:style-name="T3"> </text:span><text:span text:style-name="T1">el</text:span><text:span text:style-name="T3"> </text:span><text:span text:style-name="T1">nuevo</text:span><text:span text:style-name="T3"> </text:span><text:span text:style-name="T1">centro</text:span><text:span text:style-name="T3"> </text:span><text:span text:style-name="T1">comprobando</text:span><text:span text:style-name="T3"> </text:span><text:span text:style-name="T1">que</text:span><text:span text:style-name="T3"> </text:span><text:span text:style-name="T1">el</text:span><text:span text:style-name="T3"> </text:span><text:span text:style-name="T1">nombre</text:span><text:span text:style-name="T3"> </text:span><text:span text:style-name="T1">no</text:span><text:span text:style-name="T3"> </text:span><text:span text:style-name="T1">se</text:span><text:span text:style-name="T3"> </text:span><text:span text:style-name="T1">duplique</text:span><text:span text:style-name="T3"> </text:span><text:span text:style-name="T1">y</text:span><text:span text:style-name="T3"> </text:span><text:span text:style-name="T1">le</text:span><text:span text:style-name="T3"> </text:span><text:span text:style-name="T1">asignará</text:span><text:span text:style-name="T3"> </text:span><text:span text:style-name="T1">como</text:span><text:span text:style-name="T3"> </text:span><text:span text:style-name="T1">número</text:span><text:span text:style-name="T3"> </text:span><text:span text:style-name="T1">de</text:span><text:span text:style-name="T3"> </text:span><text:span text:style-name="T1">centro</text:span><text:span text:style-name="T3"> el </text:span><text:span text:style-name="T1">siguiente</text:span><text:span text:style-name="T3"> </text:span><text:span text:style-name="T1">al</text:span><text:span text:style-name="T3"> </text:span><text:span text:style-name="T1">último</text:span><text:span text:style-name="T3"> </text:span><text:span text:style-name="T1">número</text:span><text:span text:style-name="T3"> </text:span><text:span text:style-name="T1">de</text:span><text:span text:style-name="T3"> </text:span><text:span text:style-name="T1">centro</text:span><text:span text:style-name="T3"> </text:span><text:span text:style-name="T1">utilizado.</text:span></text:p>
        </text:list-item>
      </text:list>
      <text:p text:style-name="P11"><text:span text:style-name="T1"><text:tab/></text:span><text:span text:style-name="T2">Alejandra</text:span></text:p>
      <text:p text:style-name="P11"><text:span text:style-name="T1"/></text:p>
      <text:list xml:id="list140504685483169" text:continue-numbering="true" text:style-name="WW8Num1">
        <text:list-item>
          <text:p text:style-name="P10"><text:span text:style-name="T4">borrar_centro</text:span><text:span text:style-name="T1">:</text:span><text:span text:style-name="T3"> </text:span><text:span text:style-name="T1">permite</text:span><text:span text:style-name="T3"> </text:span><text:span text:style-name="T1">borrar</text:span><text:span text:style-name="T3"> </text:span><text:span text:style-name="T1">un</text:span><text:span text:style-name="T3"> </text:span><text:span text:style-name="T1">centro.</text:span><text:span text:style-name="T3"> </text:span><text:span text:style-name="T1">El</text:span><text:span text:style-name="T3"> </text:span><text:span text:style-name="T1">procedimiento</text:span><text:span text:style-name="T3"> </text:span><text:span text:style-name="T1">recibirá</text:span><text:span text:style-name="T3"> </text:span><text:span text:style-name="T1">dos</text:span><text:span text:style-name="T3"> </text:span><text:span text:style-name="T1">números</text:span><text:span text:style-name="T3"> </text:span><text:span text:style-name="T1">de</text:span><text:span text:style-name="T3"> </text:span><text:span text:style-name="T1">centro</text:span><text:span text:style-name="T3"> </text:span><text:span text:style-name="T1">de</text:span><text:span text:style-name="T3"> </text:span><text:span text:style-name="T1">los</text:span><text:span text:style-name="T3"> </text:span><text:span text:style-name="T1">cuales</text:span><text:span text:style-name="T3"> </text:span><text:span text:style-name="T1">el</text:span><text:span text:style-name="T3"> </text:span><text:span text:style-name="T1">primero</text:span><text:span text:style-name="T3"> </text:span><text:span text:style-name="T1">corresponde</text:span><text:span text:style-name="T3"> </text:span><text:span text:style-name="T1">al</text:span><text:span text:style-name="T3"> </text:span><text:span text:style-name="T1">centro</text:span><text:span text:style-name="T3"> </text:span><text:span text:style-name="T1">que</text:span><text:span text:style-name="T3"> </text:span><text:span text:style-name="T1">queremos</text:span><text:span text:style-name="T3"> </text:span><text:span text:style-name="T1">borrar</text:span><text:span text:style-name="T3"> </text:span><text:span text:style-name="T1">y</text:span><text:span text:style-name="T3"> </text:span><text:span text:style-name="T1">el</text:span><text:span text:style-name="T3"> </text:span><text:span text:style-name="T1">segundo</text:span><text:span text:style-name="T3"> </text:span><text:span text:style-name="T1">al</text:span><text:span text:style-name="T3"> </text:span><text:span text:style-name="T1">centro</text:span><text:span text:style-name="T3"> </text:span><text:span text:style-name="T1">al</text:span><text:span text:style-name="T3"> </text:span><text:span text:style-name="T1">que</text:span><text:span text:style-name="T3"> </text:span><text:span text:style-name="T1">pasarán</text:span><text:span text:style-name="T3"> </text:span><text:span text:style-name="T1">los</text:span><text:span text:style-name="T3"> </text:span><text:span text:style-name="T1">trabajadores</text:span><text:span text:style-name="T3"> </text:span><text:span text:style-name="T1">del</text:span><text:span text:style-name="T3"> </text:span><text:span text:style-name="T1">centro</text:span><text:span text:style-name="T3"> </text:span><text:span text:style-name="T1">que</text:span><text:span text:style-name="T3"> </text:span><text:span text:style-name="T1">se</text:span><text:span text:style-name="T3"> </text:span><text:span text:style-name="T1">va</text:span><text:span text:style-name="T3"> </text:span><text:span text:style-name="T1">eliminar.</text:span><text:span text:style-name="T3"> </text:span><text:span text:style-name="T1">El</text:span><text:span text:style-name="T3"> </text:span><text:span text:style-name="T1">procedimiento</text:span><text:span text:style-name="T3"> </text:span><text:span text:style-name="T1">se</text:span><text:span text:style-name="T3"> </text:span><text:span text:style-name="T1">encargará</text:span><text:span text:style-name="T3"> </text:span><text:span text:style-name="T1">de</text:span><text:span text:style-name="T3"> </text:span><text:span text:style-name="T1">realizar</text:span><text:span text:style-name="T3"> </text:span><text:span text:style-name="T1">los</text:span><text:span text:style-name="T3"> </text:span><text:span text:style-name="T1">cambios</text:span><text:span text:style-name="T3"> </text:span><text:span text:style-name="T1">oportunos</text:span><text:span text:style-name="T3"> </text:span><text:span text:style-name="T1">en</text:span><text:span text:style-name="T3"> </text:span><text:span text:style-name="T1">los</text:span><text:span text:style-name="T3"> </text:span><text:span text:style-name="T1">números</text:span><text:span text:style-name="T3"> </text:span><text:span text:style-name="T1">de</text:span><text:span text:style-name="T3"> </text:span><text:span text:style-name="T1">centro</text:span><text:span text:style-name="T3"> </text:span><text:span text:style-name="T1">de</text:span><text:span text:style-name="T3"> </text:span><text:span text:style-name="T1">los</text:span><text:span text:style-name="T3"> </text:span><text:span text:style-name="T1">trabajadores</text:span><text:span text:style-name="T3"> </text:span><text:span text:style-name="T1">correspondientes.</text:span></text:p>
        </text:list-item>
        <text:list-item>
          <text:p text:style-name="P10"><text:span text:style-name="T1"><text:tab/></text:span><text:span text:style-name="T2">Ibai</text:span></text:p>
        </text:list-item>
        <text:list-item>
          <text:p text:style-name="P10"><text:span text:style-name="T3"><text:s/></text:span></text:p>
        </text:list-item>
        <text:list-item>
          <text:p text:style-name="P10"><text:span text:style-name="T4">cambiar_provincia</text:span><text:span text:style-name="T1">:</text:span><text:span text:style-name="T3"> </text:span><text:span text:style-name="T1">modifica</text:span><text:span text:style-name="T3"> </text:span><text:span text:style-name="T1">la</text:span><text:span text:style-name="T3"> </text:span><text:span text:style-name="T1">provincia</text:span><text:span text:style-name="T3"> </text:span><text:span text:style-name="T1">del</text:span><text:span text:style-name="T3"> </text:span><text:span text:style-name="T1">centro.</text:span><text:span text:style-name="T3"> </text:span><text:span text:style-name="T1">El</text:span><text:span text:style-name="T3"> </text:span><text:span text:style-name="T1">procedimiento</text:span><text:span text:style-name="T3"> </text:span><text:span text:style-name="T1">recibirá</text:span><text:span text:style-name="T3"> </text:span><text:span text:style-name="T1">el</text:span><text:span text:style-name="T3"> </text:span><text:span text:style-name="T1">número</text:span><text:span text:style-name="T3"> </text:span><text:span text:style-name="T1">del</text:span><text:span text:style-name="T3"> </text:span><text:span text:style-name="T1">centro</text:span><text:span text:style-name="T3"> </text:span><text:span text:style-name="T1">a</text:span><text:span text:style-name="T3"> </text:span><text:span text:style-name="T1">modificar</text:span><text:span text:style-name="T3"> </text:span><text:span text:style-name="T1">y</text:span><text:span text:style-name="T3"> </text:span><text:span text:style-name="T1">la</text:span><text:span text:style-name="T3"> </text:span><text:span text:style-name="T1">nueva</text:span><text:span text:style-name="T3"> </text:span><text:span text:style-name="T1">provincia,</text:span><text:span text:style-name="T3"> </text:span><text:span text:style-name="T1">y</text:span><text:span text:style-name="T3"> </text:span><text:span text:style-name="T1">realizará</text:span><text:span text:style-name="T3"> </text:span><text:span text:style-name="T1">el</text:span><text:span text:style-name="T3"> </text:span><text:span text:style-name="T1">cambio</text:span><text:span text:style-name="T3"> </text:span><text:span text:style-name="T1">solicitado.</text:span></text:p>
        </text:list-item>
        <text:list-item>
          <text:p text:style-name="P10"><text:span text:style-name="T1"><text:tab/></text:span><text:span text:style-name="T2">Alfonso</text:span></text:p>
        </text:list-item>
        <text:list-item>
          <text:p text:style-name="P10"><text:span text:style-name="T3"/></text:p>
        </text:list-item>
        <text:list-item>
          <text:p text:style-name="P10"><text:span text:style-name="T4">visualizar_lista_centro</text:span><text:span text:style-name="T1">: devuelve los datos de todos los centros que hay en la tabla</text:span></text:p>
        </text:list-item>
        <text:list-item>
          <text:p text:style-name="P10"><text:span text:style-name="T1"><text:tab/></text:span><text:span text:style-name="T2">Alejandra</text:span></text:p>
        </text:list-item>
        <text:list-item>
          <text:p text:style-name="P10"><text:span text:style-name="T1"/></text:p>
        </text:list-item>
        <text:list-item>
          <text:p text:style-name="P10"><text:span text:style-name="T4">visualizar_datos_centro</text:span><text:span text:style-name="T1">:</text:span><text:span text:style-name="T3"> devuelve </text:span><text:span text:style-name="T1">los</text:span><text:span text:style-name="T3"> </text:span><text:span text:style-name="T1">datos</text:span><text:span text:style-name="T3"> </text:span><text:span text:style-name="T1">de</text:span><text:span text:style-name="T3"> </text:span><text:span text:style-name="T1">un</text:span><text:span text:style-name="T3"> </text:span><text:span text:style-name="T1">centro</text:span><text:span text:style-name="T3"> </text:span><text:span text:style-name="T1">cuyo</text:span><text:span text:style-name="T3"> </text:span><text:span text:style-name="T1">número</text:span><text:span text:style-name="T3"> </text:span><text:span text:style-name="T1">se</text:span><text:span text:style-name="T3"> </text:span><text:span text:style-name="T1">pasará</text:span><text:span text:style-name="T3"> </text:span><text:span text:style-name="T1">en</text:span><text:span text:style-name="T3"> </text:span><text:span text:style-name="T1">la</text:span><text:span text:style-name="T3"> </text:span><text:span text:style-name="T1">llamada.</text:span><text:span text:style-name="T3"> </text:span><text:span text:style-name="T1">Además</text:span><text:span text:style-name="T3"> </text:span><text:span text:style-name="T1">de</text:span><text:span text:style-name="T3"> </text:span><text:span text:style-name="T1">los</text:span><text:span text:style-name="T3"> </text:span><text:span text:style-name="T1">datos</text:span><text:span text:style-name="T3"> </text:span><text:span text:style-name="T1">relativos</text:span><text:span text:style-name="T3"> </text:span><text:span text:style-name="T1">al</text:span><text:span text:style-name="T3"> </text:span><text:span text:style-name="T1">centro,</text:span><text:span text:style-name="T3"> </text:span><text:span text:style-name="T1">se</text:span><text:span text:style-name="T3"> devolve</text:span><text:span text:style-name="T1">rá</text:span><text:span text:style-name="T3"> </text:span><text:span text:style-name="T1">el</text:span><text:span text:style-name="T3"> </text:span><text:span text:style-name="T1">número</text:span><text:span text:style-name="T3"> </text:span><text:span text:style-name="T1">de</text:span><text:span text:style-name="T3"> </text:span><text:span text:style-name="T1">trabajadores</text:span><text:span text:style-name="T3"> </text:span><text:span text:style-name="T1">que</text:span><text:span text:style-name="T3"> </text:span><text:span text:style-name="T1">pertenecen</text:span><text:span text:style-name="T3"> </text:span><text:span text:style-name="T1">actualmente</text:span><text:span text:style-name="T3"> </text:span><text:span text:style-name="T1">al</text:span><text:span text:style-name="T3"> </text:span><text:span text:style-name="T1">centro.</text:span><text:span text:style-name="T3"> </text:span></text:p>
        </text:list-item>
        <text:list-item>
          <text:p text:style-name="P10"><text:span text:style-name="T1"><text:tab/></text:span><text:span text:style-name="T2">Andres</text:span></text:p>
        </text:list-item>
        <text:list-item>
          <text:p text:style-name="P10"><text:span text:style-name="T3"/></text:p>
        </text:list-item>
        <text:list-item>
          <text:p text:style-name="P10"><text:span text:style-name="T4">visualizar_datos_centro</text:span><text:span text:style-name="T1">:</text:span><text:span text:style-name="T3"> </text:span><text:span text:style-name="T1">versión</text:span><text:span text:style-name="T3"> </text:span><text:span text:style-name="T1">sobrecargada</text:span><text:span text:style-name="T3"> </text:span><text:span text:style-name="T1">del</text:span><text:span text:style-name="T3"> </text:span><text:span text:style-name="T1">procedimiento</text:span><text:span text:style-name="T3"> </text:span><text:span text:style-name="T1">anterior</text:span><text:span text:style-name="T3"> </text:span><text:span text:style-name="T1">que,</text:span><text:span text:style-name="T3"> </text:span><text:span text:style-name="T1">en</text:span><text:span text:style-name="T3"> </text:span><text:span text:style-name="T1">lugar</text:span><text:span text:style-name="T3"> </text:span><text:span text:style-name="T1">del</text:span><text:span text:style-name="T3"> </text:span><text:span text:style-name="T1">número</text:span><text:span text:style-name="T3"> </text:span><text:span text:style-name="T1">del</text:span><text:span text:style-name="T3"> </text:span><text:span text:style-name="T1">centro,</text:span><text:span text:style-name="T3"> </text:span><text:span text:style-name="T1">recibirá</text:span><text:span text:style-name="T3"> </text:span><text:span text:style-name="T1">el</text:span><text:span text:style-name="T3"> </text:span><text:span text:style-name="T1">nombre</text:span><text:span text:style-name="T3"> </text:span><text:span text:style-name="T1">del</text:span><text:span text:style-name="T3"> </text:span><text:span text:style-name="T1">centro.</text:span><text:span text:style-name="T3"> </text:span><text:span text:style-name="T1">Realizará</text:span><text:span text:style-name="T3"> </text:span><text:span text:style-name="T1">una</text:span><text:span text:style-name="T3"> </text:span><text:span text:style-name="T1">llamada</text:span><text:span text:style-name="T3"> </text:span><text:span text:style-name="T1">a</text:span><text:span text:style-name="T3"> </text:span><text:span text:style-name="T1">la</text:span><text:span text:style-name="T3"> </text:span><text:span text:style-name="T1">función</text:span><text:span text:style-name="T3"> </text:span><text:span text:style-name="T1">buscar_centro_por_nombre</text:span><text:span text:style-name="T3"> </text:span><text:span text:style-name="T1">que</text:span><text:span text:style-name="T3"> </text:span><text:span text:style-name="T1">se</text:span><text:span text:style-name="T3"> explica </text:span><text:span text:style-name="T1">en</text:span><text:span text:style-name="T3"> </text:span><text:span text:style-name="T1">el</text:span><text:span text:style-name="T3"> </text:span><text:span text:style-name="T1">apartado</text:span><text:span text:style-name="T3"> </text:span><text:span text:style-name="T1">siguiente. <text:s/>Devuelve todos</text:span><text:span text:style-name="T3"> </text:span><text:span text:style-name="T1">los</text:span><text:span text:style-name="T3"> </text:span><text:span text:style-name="T1">datos</text:span><text:span text:style-name="T3"> </text:span><text:span text:style-name="T1">relativos</text:span><text:span text:style-name="T3"> </text:span><text:span text:style-name="T1">al</text:span><text:span text:style-name="T3"> </text:span><text:span text:style-name="T1">centro,</text:span><text:span text:style-name="T3"> y </text:span><text:span text:style-name="T1">el</text:span><text:span text:style-name="T3"> </text:span><text:span text:style-name="T1">número</text:span><text:span text:style-name="T3"> </text:span><text:span text:style-name="T1">de</text:span><text:span text:style-name="T3"> </text:span><text:span text:style-name="T1">trabajadores</text:span><text:span text:style-name="T3"> </text:span><text:span text:style-name="T1">que</text:span><text:span text:style-name="T3"> </text:span><text:span text:style-name="T1">pertenecen</text:span><text:span text:style-name="T3"> </text:span><text:span text:style-name="T1">actualmente</text:span><text:span text:style-name="T3"> </text:span><text:span text:style-name="T1">al</text:span><text:span text:style-name="T3"> </text:span><text:span text:style-name="T1">centro.</text:span></text:p>
        </text:list-item>
        <text:list-item>
          <text:p text:style-name="P10"><text:span text:style-name="T1"><text:tab/></text:span><text:span text:style-name="T2">Andres</text:span></text:p>
        </text:list-item>
        <text:list-item>
          <text:p text:style-name="P10"><text:span text:style-name="T3"/></text:p>
        </text:list-item>
        <text:list-item>
          <text:p text:style-name="P10"><text:span text:style-name="T6">buscar_centro_por_nombre</text:span><text:span text:style-name="T7">:</text:span><text:span text:style-name="T8"> </text:span><text:span text:style-name="T7">función</text:span><text:span text:style-name="T8"> </text:span><text:span text:style-name="T7">local</text:span><text:span text:style-name="T8"> </text:span><text:span text:style-name="T7">al</text:span><text:span text:style-name="T8"> </text:span><text:span text:style-name="T7">paquete.</text:span><text:span text:style-name="T8"> </text:span><text:span text:style-name="T7">Recibe</text:span><text:span text:style-name="T8"> </text:span><text:span text:style-name="T7">el</text:span><text:span text:style-name="T8"> </text:span><text:span text:style-name="T7">nombre</text:span><text:span text:style-name="T8"> </text:span><text:span text:style-name="T7">de</text:span><text:span text:style-name="T8"> </text:span><text:span text:style-name="T7">un</text:span><text:span text:style-name="T8"> </text:span><text:span text:style-name="T7">centro</text:span><text:span text:style-name="T8"> </text:span><text:span text:style-name="T7">y</text:span><text:span text:style-name="T8"> </text:span><text:span text:style-name="T7">devuelve</text:span><text:span text:style-name="T8"> </text:span><text:span text:style-name="T7">el</text:span><text:span text:style-name="T8"> </text:span><text:span text:style-name="T7">número</text:span><text:span text:style-name="T8"> </text:span><text:span text:style-name="T7">del</text:span><text:span text:style-name="T8"> </text:span><text:span text:style-name="T7">mismo.</text:span></text:p>
        </text:list-item>
        <text:list-item>
          <text:p text:style-name="P10"><text:span text:style-name="T1"><text:tab/></text:span><text:span text:style-name="T2">Ibai</text:span></text:p>
        </text:list-item>
        <text:list-item>
          <text:p text:style-name="P12"><text:span text:style-name="T3"/></text:p>
        </text:list-item>
      </text:list>
      <text:p text:style-name="P7"/>
      <text:p text:style-name="P7">Se realizará el control de los errores que estimes oportu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MacOSX_X86_64 LibreOffice_project/55b006a02d247b5f7215fc6ea0fde844b30035b3</meta:generator>
    <meta:creation-date>2013-04-23T12:09:22.10</meta:creation-date>
    <meta:editing-cycles>6</meta:editing-cycles>
    <meta:editing-duration>PT1H2M59S</meta:editing-duration>
    <meta:initial-creator>Blanca I-I</meta:initial-creator>
    <dc:date>2016-03-15T14:05:03.192996000</dc:date>
    <meta:document-statistic meta:table-count="1" meta:image-count="1" meta:object-count="0" meta:page-count="1" meta:paragraph-count="26" meta:word-count="300" meta:character-count="2057" meta:non-whitespace-character-count="1657"/>
    <meta:user-defined meta:name="Info 1"/>
    <meta:user-defined meta:name="Info 2"/>
    <meta:user-defined meta:name="Info 3"/>
    <meta:user-defined meta:name="Info 4"/>
  </office:meta>
</office:document-meta>
</file>